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0000000C83219F6C7E893AB6A.png" manifest:media-type="image/png"/>
  <manifest:file-entry manifest:full-path="Pictures/10000001000002E9000002E95FA049341BC084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IBM Plex Serif Light" svg:font-family="'IBM Plex Serif Light'" style:font-adornments="Itálica" style:font-family-generic="roman" style:font-pitch="variable"/>
    <style:font-face style:name="IBM Plex Serif SemiBold" svg:font-family="'IBM Plex Serif SemiBold'" style:font-adornments="Itálica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style:font-name="Fabrikat" fo:font-size="13pt" officeooo:rsid="002ec0d7" officeooo:paragraph-rsid="006087f3" style:font-size-asian="10.5pt"/>
    </style:style>
    <style:style style:name="P4" style:family="paragraph" style:parent-style-name="Footer">
      <style:text-properties officeooo:paragraph-rsid="0005f203"/>
    </style:style>
    <style:style style:name="P5" style:family="paragraph" style:parent-style-name="Footer">
      <style:text-properties officeooo:rsid="002ec0d7" officeooo:paragraph-rsid="006ae128"/>
    </style:style>
    <style:style style:name="P6" style:family="paragraph" style:parent-style-name="Footer">
      <style:text-properties officeooo:paragraph-rsid="00307e24"/>
    </style:style>
    <style:style style:name="P7" style:family="paragraph" style:parent-style-name="Numerada" style:list-style-name="Numbering_20_123">
      <style:paragraph-properties fo:margin-left="1cm" fo:text-indent="0cm" style:auto-text-indent="false"/>
    </style:style>
    <style:style style:name="P8" style:family="paragraph" style:parent-style-name="Numerada" style:list-style-name="Numbering_20_123">
      <style:paragraph-properties fo:margin-left="1cm" fo:text-indent="0cm" style:auto-text-indent="false"/>
      <style:text-properties officeooo:paragraph-rsid="000b87ec"/>
    </style:style>
    <style:style style:name="P9" style:family="paragraph" style:parent-style-name="Viñeta_20_punto" style:list-style-name="List_20_1">
      <style:paragraph-properties fo:margin-left="1cm" fo:text-indent="0cm" style:auto-text-indent="false"/>
    </style:style>
    <style:style style:name="P10" style:family="paragraph" style:parent-style-name="Viñeta_20_punto" style:list-style-name="List_20_1">
      <style:text-properties officeooo:paragraph-rsid="000b87ec"/>
    </style:style>
    <style:style style:name="T1" style:family="text">
      <style:text-properties style:font-name="Fabrikat" fo:font-size="13pt" style:font-size-asian="10.5pt"/>
    </style:style>
    <style:style style:name="T2" style:family="text">
      <style:text-properties style:font-name="Fabrikat" fo:font-size="13pt" officeooo:rsid="000d5e19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officeooo:rsid="003b54cc"/>
    </style:style>
    <style:style style:name="T6" style:family="text">
      <style:text-properties officeooo:rsid="0012abe4"/>
    </style:style>
    <style:style style:name="T7" style:family="text">
      <style:text-properties officeooo:rsid="000b87ec"/>
    </style:style>
    <style:style style:name="T8" style:family="text">
      <style:text-properties officeooo:rsid="000d5e1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5f203"/>
    </style:style>
    <style:style style:name="T11" style:family="text">
      <style:text-properties officeooo:rsid="006ae128"/>
    </style:style>
    <style:style style:name="T12" style:family="text">
      <style:text-properties officeooo:rsid="0037e73e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cedimiento cierre de actas cursadas/ exámenes</text:p>
      <text:list xml:id="list1272995467" text:style-name="Numbering_20_123">
        <text:list-item>
          <text:p text:style-name="P7">Ingresar a SIU GUARANI (<text:a xlink:type="simple" xlink:href="https://guarani.unrn.edu.ar/g3w3/" text:style-name="Internet_20_link" text:visited-style-name="Visited_20_Internet_20_Link">guarani.unrn.edu.ar</text:a>).</text:p>
        </text:list-item>
        <text:list-item>
          <text:p text:style-name="P7">Ir a CURSADA O EXÁMENES según corresponda.</text:p>
        </text:list-item>
        <text:list-item>
          <text:p text:style-name="P7">Seleccionar la materia.</text:p>
        </text:list-item>
        <text:list-item>
          <text:p text:style-name="P7">Ir a cargar notas (margen casi superior - no está muy arriba pero cerca)</text:p>
        </text:list-item>
        <text:list-item>
          <text:p text:style-name="P8">Incorporar las notas teniendo presente:</text:p>
          <text:list>
            <text:list-item>
              <text:p text:style-name="P8">Guardar cada tanto; sino aparece un cartel de error se deberá proceder a borrar los renglones marcados, guardar el acta y volver a intentar cargar los renglones que daban error y guardar. Se guarda POR HOJA.</text:p>
            </text:list-item>
            <text:list-item>
              <text:p text:style-name="P8">Se carga de IZQUIERDA A DERECHA</text:p>
            </text:list-item>
          </text:list>
        </text:list-item>
      </text:list>
      <text:h text:style-name="Heading_20_1" text:outline-level="1">Criterios de carga de nota</text:h>
      <text:h text:style-name="Heading_20_2" text:outline-level="2">Para LIBRES o que ABANDONARON: </text:h>
      <text:h text:style-name="Heading_20_3" text:outline-level="3">Cursada</text:h>
      <text:list xml:id="list1129597635" text:style-name="List_20_1">
        <text:list-item>
          <text:p text:style-name="P9">NOTA: “-” (vacío)</text:p>
        </text:list-item>
        <text:list-item>
          <text:p text:style-name="P9">RESULTADO: “AUSENTE”</text:p>
        </text:list-item>
        <text:list-item>
          <text:p text:style-name="P9">CONDICIÓN: “ABANDONÓ” o “LIBRE”</text:p>
        </text:list-item>
      </text:list>
      <text:h text:style-name="Heading_20_3" text:outline-level="3">Promoción</text:h>
      <text:list xml:id="list100150917646080" text:continue-numbering="true" text:style-name="List_20_1">
        <text:list-item>
          <text:p text:style-name="P10">NOTA: “-” (vacío)</text:p>
        </text:list-item>
        <text:list-item>
          <text:p text:style-name="P10">RESULTADO: “AUSENTE”</text:p>
        </text:list-item>
      </text:list>
      <text:h text:style-name="Heading_20_2" text:outline-level="2"><text:span text:style-name="T7">P</text:span>ara quienes son REPROBADOS:</text:h>
      <text:h text:style-name="Heading_20_3" text:outline-level="3">Cursada</text:h>
      <text:list xml:id="list100151527304836" text:continue-numbering="true" text:style-name="List_20_1">
        <text:list-item>
          <text:p text:style-name="P9">NOTA: “D”</text:p>
        </text:list-item>
        <text:list-item>
          <text:p text:style-name="P9">RESULTADO: “REPROBADO”</text:p>
        </text:list-item>
        <text:list-item>
          <text:p text:style-name="P9">CONDICIÓN: “INSUFICIENTE”</text:p>
        </text:list-item>
      </text:list>
      <text:h text:style-name="Heading_20_3" text:outline-level="3"><text:span text:style-name="T7">Notas de </text:span>Promoción</text:h>
      <text:list xml:id="list100150194512534" text:continue-numbering="true" text:style-name="List_20_1">
        <text:list-item>
          <text:p text:style-name="P9">NOTA: la nota numérica que les corresponda (menor a 7 normalmente, varía según escala de promoción de la materia)</text:p>
        </text:list-item>
        <text:list-item>
          <text:p text:style-name="P9">RESULTADO: “No promocionado”.</text:p>
        </text:list-item>
      </text:list>
      <text:p text:style-name="Text_20_body"><text:soft-page-break/>Para los que solo REGULARIZAN:</text:p>
      <text:h text:style-name="Heading_20_3" text:outline-level="3">Cursada</text:h>
      <text:list xml:id="list100151384641795" text:continue-numbering="true" text:style-name="List_20_1">
        <text:list-item>
          <text:p text:style-name="P9">NOTA: "A"</text:p>
        </text:list-item>
        <text:list-item>
          <text:p text:style-name="P9">RESULTADO: "APROBADO"</text:p>
        </text:list-item>
        <text:list-item>
          <text:p text:style-name="P9">CONDICIÓN: "REGULAR"</text:p>
        </text:list-item>
      </text:list>
      <text:h text:style-name="Heading_20_3" text:outline-level="3">Promoción</text:h>
      <text:list xml:id="list100151500591197" text:continue-numbering="true" text:style-name="List_20_1">
        <text:list-item>
          <text:p text:style-name="P9">NOTA: la nota numérica que les corresponda (menor a 7 normalmente, varía según escala de promoción de la materia)</text:p>
        </text:list-item>
        <text:list-item>
          <text:p text:style-name="P9">RESULTADO: "No promocionado"</text:p>
        </text:list-item>
      </text:list>
      <text:h text:style-name="Heading_20_2" text:outline-level="2">Para los que PROMOCIONAN:</text:h>
      <text:h text:style-name="Heading_20_3" text:outline-level="3">Cursada</text:h>
      <text:list xml:id="list100149857794511" text:continue-numbering="true" text:style-name="List_20_1">
        <text:list-item>
          <text:p text:style-name="P9">NOTA: "A"</text:p>
        </text:list-item>
        <text:list-item>
          <text:p text:style-name="P9">RESULTADO: "APROBADO"</text:p>
        </text:list-item>
        <text:list-item>
          <text:p text:style-name="P9">CONDICIÓN: "REGULAR"</text:p>
        </text:list-item>
      </text:list>
      <text:h text:style-name="Heading_20_3" text:outline-level="3">Promoción</text:h>
      <text:list text:continue-numbering="true" text:style-name="List_20_1">
        <text:list-item>
          <text:p text:style-name="P9">NOTA: <text:s/>la nota numérica que les corresponda (Mayor o igual a 7, varía según escala de promoción de la materia)</text:p>
        </text:list-item>
        <text:list-item>
          <text:p text:style-name="P9">RESULTADO: "Promocionado"</text:p>
        </text:list-item>
      </text:list>
      <text:list text:continue-list="list1272995467" text:style-name="Numbering_20_123">
        <text:list-item>
          <text:p text:style-name="P7">Descargar el acta en formato <text:span text:style-name="T2">PDF</text:span></text:p>
        </text:list-item>
        <text:list-item>
          <text:p text:style-name="P7">Una vez carga las notas, armar un <text:span text:style-name="T8">e</text:span>mail dirigido a <text:a xlink:type="simple" xlink:href="mailto:actasbariloche@unrn.edu.ar" text:style-name="Internet_20_link" text:visited-style-name="Visited_20_Internet_20_Link"><text:span text:style-name="T9">actasbariloche@unrn.edu.ar</text:span></text:a> indicando la información que da el acta en DETALLES (a la derecha del nombre de la materia), sugiero marcar para posteriormente copiar y pegar en el correo electrónico. ES UN CORREO POR MATERIA.</text:p>
        </text:list-item>
        <text:list-item>
          <text:p text:style-name="P7">En un tiempo razonable le llegará correo de respuesta que indica que revisen el acta enviada para su validación.</text:p>
        </text:list-item>
        <text:list-item>
          <text:p text:style-name="P7">Revisen el acta, comparándola con el <text:span text:style-name="T2">PDF</text:span> del punto 6, si está correcta indiquen en la respuesta del correo. Sino indiquen modificaciones.</text:p>
        </text:list-item>
        <text:list-item>
          <text:p text:style-name="P7">Posteriormente de la validación, recibirá un correo indicando que acta HA SIDO CERRADA. De no pasar esto los alumnos tendrán la nota asent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IBM Plex Serif Light" svg:font-family="'IBM Plex Serif Light'" style:font-adornments="Itálica" style:font-family-generic="roman" style:font-pitch="variable"/>
    <style:font-face style:name="IBM Plex Serif SemiBold" svg:font-family="'IBM Plex Serif SemiBold'" style:font-adornments="Itálica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2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2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glosario" style:family="paragraph" style:parent-style-name="List_20_Contents">
      <style:paragraph-properties fo:margin-left="2cm" fo:margin-right="0cm" fo:text-indent="-1.499cm" style:auto-text-indent="false">
        <style:tab-stops>
          <style:tab-stop style:position="2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Capital" style:family="paragraph" style:parent-style-name="Aclaración">
      <style:paragraph-properties>
        <style:drop-cap style:lines="3" style:distance="0.499cm"/>
      </style:paragraph-properties>
    </style:style>
    <style:style style:name="Figure" style:family="paragraph" style:parent-style-name="Caption" style:class="extra"/>
    <style:style style:name="Glosario" style:family="paragraph" style:parent-style-name="List_20_Heading">
      <style:text-properties fo:font-weight="bold"/>
    </style:style>
    <style:style style:name="Bloque_20_Matemático" style:display-name="Bloque Matemático" style:family="paragraph" style:parent-style-name="Standard">
      <style:paragraph-properties fo:margin-top="0.101cm" fo:margin-bottom="0.3cm" style:contextual-spacing="true"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Bibliografía" style:family="paragraph" style:parent-style-name="List_20_Contents" style:list-style-name="Bibliografi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Advertencia" style:family="paragraph" style:parent-style-name="Amplificada">
      <loext:graphic-properties draw:fill="solid" draw:fill-color="#ffd7d7"/>
      <style:paragraph-properties fo:background-color="#ffd7d7"/>
    </style:style>
    <style:style style:name="Tabulada" style:family="paragraph" style:parent-style-name="List_20_Contents">
      <style:paragraph-properties>
        <style:tab-stops>
          <style:tab-stop style:position="3cm"/>
        </style:tab-stops>
      </style:paragraph-properties>
    </style:style>
    <style:style style:name="Ejemplo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00" loext:opacity="100%" style:text-underline-style="solid" style:text-underline-width="bold" style:text-underline-color="#000000"/>
    </style:style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Termino_20_definido" style:display-name="Termino definido" style:family="text"/>
    <style:style style:name="Lógico" style:family="text" style:parent-style-name="Emphasis">
      <style:text-properties style:font-name="IBM Plex Serif Light" fo:font-family="'IBM Plex Serif Light'" style:font-style-name="Itálica" style:font-family-generic="roman" style:font-pitch="variable" fo:font-weight="250"/>
    </style:style>
    <style:style style:name="Lógico_20_Mayor" style:display-name="Lógico Mayor" style:family="text" style:parent-style-name="Strong_20_Emphasis">
      <style:text-properties style:font-name="IBM Plex Serif SemiBold" fo:font-family="'IBM Plex Serif SemiBold'" style:font-style-name="Itálica" style:font-family-generic="roman" style:font-pitch="variable" fo:font-style="italic" fo:font-weight="600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fo:background-color="transparent" draw:fill="none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date-style style:name="N114">
      <number:year number:style="long"/>
    </number:date-style>
    <number:currency-style style:name="N116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9">
      <number:month number:style="long"/>
      <number:text>-</number:text>
      <number:year number:style="long"/>
    </number:date-style>
    <number:currency-style style:name="N120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s" number:country="MX">$</number:currency-symbol>
      <number:number number:decimal-places="2" number:min-decimal-places="0" number:decimal-replacement="--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number:min-decimal-places="0" number:decimal-replacement="--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s" number:country="MX">$</number:currency-symbol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s" number:country="MX">$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style:font-name="Fabrikat" fo:font-size="13pt" officeooo:rsid="002ec0d7" officeooo:paragraph-rsid="006087f3" style:font-size-asian="10.5pt"/>
    </style:style>
    <style:style style:name="MP3" style:family="paragraph" style:parent-style-name="Footer">
      <style:text-properties officeooo:paragraph-rsid="0005f203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T1" style:family="text">
      <style:text-properties officeooo:rsid="006ae128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draw:frame draw:style-name="Mfr2" draw:name="Imagen22" text:anchor-type="char" svg:x="15.817cm" svg:y="-0.092cm" svg:width="1.152cm" svg:height="1.152cm" draw:z-index="2"><draw:image xlink:href="Pictures/10000001000002E9000002E95FA049341BC08445.png" xlink:type="simple" xlink:show="embed" xlink:actuate="onLoad" draw:mime-type="image/png"/></draw:frame></text:p>
        <text:p text:style-name="MP2"><text:tab/><text:tab/></text:p>
      </style:header>
      <style:footer>
        <text:p text:style-name="MP3"><text:tab/><text:tab/>r<text:editing-cycles>5</text:editing-cycles>/<text:date style:data-style-name="N10114" text:date-value="2023-11-27T10:01:49.384000254">2023</text:date> - Página <text:page-number text:select-page="current">1</text:page-number><text:s/>de <text:expression text:formula="ooow:page" office:value-type="float" office:value="2" style:data-style-name="N0">2</text:expressio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">Módulo 5</text:span></text:p>
        <text:p text:style-name="MP5"><text:span text:style-name="MT2"><text:tab/><text:tab/></text:span><text:span text:style-name="MT3">Curso de Ingreso </text:span><text:span text:style-name="MT4"><text:date style:data-style-name="N114" text:date-value="2023-11-27T10:01:49.384999796">2023</text:date></text:span></text:p>
      </style:header>
      <style:footer>
        <text:p text:style-name="MP6"><text:span text:style-name="MT5">r</text:span><text:editing-cycles>5</text:editing-cycles>/<text:span text:style-name="MT6"><text:date style:data-style-name="N10114" text:date-value="2023-11-27T10:01:49.385999967">2023</text:date></text:span><text:span text:style-name="MT7">(</text:span><text:span text:style-name="MT7"><text:author-initials text:fixed="false">MV</text:author-initials></text:span><text:span text:style-name="MT7">)</text:span><text:tab/><text:tab/>Página <text:page-number text:select-page="current">0</text:page-number><text:s/>de <text:expression text:formula="ooow:page" office:value-type="float" office:value="0" style:data-style-name="N0">124</text:expressio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ón</meta:initial-creator>
    <meta:creation-date>2021-11-19T11:11:32.082834089</meta:creation-date>
    <dc:date>2023-11-27T10:01:48.962000000</dc:date>
    <dc:creator>Martín René Vilugrón</dc:creator>
    <meta:editing-duration>PT11M41S</meta:editing-duration>
    <meta:editing-cycles>5</meta:editing-cycles>
    <meta:generator>LibreOffice/7.6.3.1$Windows_X86_64 LibreOffice_project/c4af5b1259bceea6e979e6fe2435dbee7a5a87c2</meta:generator>
    <meta:document-statistic meta:table-count="0" meta:image-count="3" meta:object-count="0" meta:page-count="2" meta:paragraph-count="52" meta:word-count="376" meta:character-count="2229" meta:non-whitespace-character-count="1922"/>
  </office:meta>
</office:document-meta>
</file>